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3.5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ffffff" draw:stroke-linejoin="round" draw:fill="solid" draw:fill-color="#dddddd" draw:textarea-vertical-align="middle" draw:auto-grow-height="false" draw:fit-to-size="false" style:shrink-to-fit="false" fo:min-height="4.712cm" fo:min-width="9.217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4.346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5.202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f5ce" draw:textarea-vertical-align="top" draw:auto-grow-height="true" draw:fit-to-size="false" style:shrink-to-fit="false" fo:min-height="0cm" fo:min-width="0cm" fo:padding-top="0.15cm" fo:padding-bottom="0.15cm" fo:padding-left="0.25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5.739cm" fo:min-width="10.464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1.8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f2cc" draw:textarea-vertical-align="top" draw:auto-grow-height="true" draw:fit-to-size="false" style:shrink-to-fit="false" fo:min-height="0cm" fo:min-width="0cm" fo:padding-top="0.05cm" fo:padding-bottom="0.05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ce5cd" draw:textarea-vertical-align="top" draw:auto-grow-height="true" draw:fit-to-size="false" style:shrink-to-fit="false" fo:min-height="0cm" fo:min-width="0cm" fo:padding-top="0.05cm" fo:padding-bottom="0.05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dde8cb" draw:textarea-vertical-align="top" draw:auto-grow-height="true" draw:fit-to-size="false" style:shrink-to-fit="false" fo:min-height="0cm" fo:min-width="0cm" fo:padding-top="0.05cm" fo:padding-bottom="0.05cm" fo:padding-left="0.254cm" fo:padding-right="0.254cm" fo:wrap-option="wrap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dddddd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7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fce5c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font-name="Liberation Sans" fo:font-size="14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Google Shape;252;p25" draw:style-name="gr1" draw:text-style-name="P1" draw:layer="layout" svg:width="0.021cm" svg:height="3.75cm" draw:transform="rotate (-3.14159265358979) translate (17.18cm 11.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p25" draw:style-name="gr2" draw:text-style-name="P2" draw:layer="layout" svg:width="9.724cm" svg:height="5.219cm" svg:x="5.611cm" svg:y="8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5" draw:style-name="gr3" draw:text-style-name="P1" draw:layer="layout" svg:width="0.002cm" svg:height="4.596cm" draw:transform="rotate (-3.14159265358979) translate (13.796cm 12.6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6;p25" draw:style-name="gr3" draw:text-style-name="P1" draw:layer="layout" svg:width="0.054cm" svg:height="4.596cm" draw:transform="rotate (-3.14159265358979) translate (10.465cm 12.6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8;p25" draw:style-name="gr4" draw:text-style-name="P1" draw:layer="layout" svg:width="0.063cm" svg:height="5.452cm" draw:transform="rotate (-3.14159265358979) translate (7.348cm 13.5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0;p25" draw:style-name="gr5" draw:text-style-name="P4" draw:layer="layout" svg:width="2.837cm" svg:height="0.808cm" svg:x="2.082cm" svg:y="1.672cm">
          <text:p text:style-name="P3"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5" draw:style-name="gr5" draw:text-style-name="P4" draw:layer="layout" svg:width="2.837cm" svg:height="0.891cm" svg:x="2.082cm" svg:y="2.598cm">
          <text:p text:style-name="P3"><text:span text:style-name="T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5" draw:style-name="gr5" draw:text-style-name="P4" draw:layer="layout" svg:width="2.837cm" svg:height="0.891cm" svg:x="2.082cm" svg:y="3.624cm">
          <text:p text:style-name="P3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5" draw:style-name="gr5" draw:text-style-name="P4" draw:layer="layout" svg:width="2.837cm" svg:height="0.891cm" svg:x="2.082cm" svg:y="4.651cm">
          <text:p text:style-name="P3"><text:span text:style-name="T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5" draw:style-name="gr5" draw:text-style-name="P4" draw:layer="layout" svg:width="2.837cm" svg:height="0.891cm" svg:x="2.082cm" svg:y="5.677cm">
          <text:p text:style-name="P3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5" draw:style-name="gr5" draw:text-style-name="P4" draw:layer="layout" svg:width="2.837cm" svg:height="0.891cm" svg:x="20.523cm" svg:y="1.718cm">
          <text:p text:style-name="P3"><text:span text:style-name="T2">A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5" draw:style-name="gr5" draw:text-style-name="P4" draw:layer="layout" svg:width="2.837cm" svg:height="0.891cm" svg:x="20.523cm" svg:y="2.744cm">
          <text:p text:style-name="P3"><text:span text:style-name="T2">B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5" draw:style-name="gr5" draw:text-style-name="P4" draw:layer="layout" svg:width="2.837cm" svg:height="0.891cm" svg:x="20.523cm" svg:y="3.771cm">
          <text:p text:style-name="P3"><text:span text:style-name="T2">C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5" draw:style-name="gr5" draw:text-style-name="P4" draw:layer="layout" svg:width="2.837cm" svg:height="0.891cm" svg:x="20.523cm" svg:y="4.797cm">
          <text:p text:style-name="P3"><text:span text:style-name="T2">D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5" draw:style-name="gr5" draw:text-style-name="P4" draw:layer="layout" svg:width="2.837cm" svg:height="0.891cm" svg:x="20.523cm" svg:y="5.824cm">
          <text:p text:style-name="P3"><text:span text:style-name="T2">E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25" draw:style-name="gr6" draw:text-style-name="P6" draw:layer="layout" svg:width="10.971cm" svg:height="6.246cm" svg:x="7.19cm" svg:y="1.8cm">
          <text:p text:style-name="P5"><text:span text:style-name="T3">Main</text:span></text:p>
          <text:p text:style-name="P5"><text:span text:style-name="T3">State</text:span><text:span text:style-name="T3"><text:line-break/></text:span><text:span text:style-name="T3">Machine</text:span></text:p>
          <text:p text:style-name="P5"><text:span text:style-name="T3">(Polynomial Identiti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5" draw:style-name="gr7" draw:text-style-name="P1" draw:layer="layout" svg:width="2.36cm" svg:height="0.005cm" draw:transform="rotate (-3.14159265358979) translate (7.281cm 2.07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2;p25" draw:style-name="gr7" draw:text-style-name="P1" draw:layer="layout" svg:width="2.36cm" svg:height="0.005cm" draw:transform="rotate (-3.14159265358979) translate (7.281cm 3.1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3;p25" draw:style-name="gr7" draw:text-style-name="P1" draw:layer="layout" svg:width="2.36cm" svg:height="0.005cm" draw:transform="rotate (-3.14159265358979) translate (7.281cm 4.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4;p25" draw:style-name="gr7" draw:text-style-name="P1" draw:layer="layout" svg:width="2.36cm" svg:height="0.005cm" draw:transform="rotate (-3.14159265358979) translate (7.281cm 5.16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5;p25" draw:style-name="gr7" draw:text-style-name="P1" draw:layer="layout" svg:width="2.36cm" svg:height="0.005cm" draw:transform="rotate (-3.14159265358979) translate (7.281cm 6.1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6;p25" draw:style-name="gr7" draw:text-style-name="P1" draw:layer="layout" svg:width="2.36cm" svg:height="0.005cm" draw:transform="rotate (-3.14159265358979) translate (20.523cm 2.23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7;p25" draw:style-name="gr7" draw:text-style-name="P1" draw:layer="layout" svg:width="2.36cm" svg:height="0.005cm" draw:transform="rotate (-3.14159265358979) translate (20.523cm 3.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;p25" draw:style-name="gr7" draw:text-style-name="P1" draw:layer="layout" svg:width="2.36cm" svg:height="0.005cm" draw:transform="rotate (-3.14159265358979) translate (20.523cm 4.2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;p25" draw:style-name="gr7" draw:text-style-name="P1" draw:layer="layout" svg:width="2.36cm" svg:height="0.005cm" draw:transform="rotate (-3.14159265358979) translate (20.523cm 5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0;p25" draw:style-name="gr7" draw:text-style-name="P1" draw:layer="layout" svg:width="2.36cm" svg:height="0.005cm" draw:transform="rotate (-3.14159265358979) translate (20.523cm 6.3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1;p25" draw:style-name="gr8" draw:text-style-name="P7" draw:layer="layout" svg:width="2.837cm" svg:height="0.691cm" svg:x="5.868cm" svg:y="8.703cm">
          <text:p text:style-name="P3"><text:span text:style-name="T2">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25" draw:style-name="gr8" draw:text-style-name="P7" draw:layer="layout" svg:width="2.837cm" svg:height="0.691cm" svg:x="5.868cm" svg:y="9.548cm">
          <text:p text:style-name="P3"><text:span text:style-name="T2">in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5" draw:style-name="gr8" draw:text-style-name="P7" draw:layer="layout" svg:width="2.837cm" svg:height="0.691cm" svg:x="5.868cm" svg:y="10.393cm">
          <text:p text:style-name="P3"><text:span text:style-name="T2">i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5" draw:style-name="gr8" draw:text-style-name="P7" draw:layer="layout" svg:width="2.837cm" svg:height="0.691cm" svg:x="5.868cm" svg:y="11.237cm">
          <text:p text:style-name="P3"><text:span text:style-name="T2">i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5" draw:style-name="gr8" draw:text-style-name="P7" draw:layer="layout" svg:width="2.837cm" svg:height="0.691cm" svg:x="5.868cm" svg:y="12.082cm">
          <text:p text:style-name="P3"><text:span text:style-name="T2">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25" draw:style-name="gr5" draw:text-style-name="P4" draw:layer="layout" svg:width="2.837cm" svg:height="0.891cm" svg:x="2.082cm" svg:y="6.717cm">
          <text:p text:style-name="P3"><text:span text:style-name="T2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5" draw:style-name="gr5" draw:text-style-name="P4" draw:layer="layout" svg:width="2.837cm" svg:height="0.891cm" svg:x="20.523cm" svg:y="6.862cm">
          <text:p text:style-name="P3"><text:span text:style-name="T2">PC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25" draw:style-name="gr7" draw:text-style-name="P1" draw:layer="layout" svg:width="2.36cm" svg:height="0.005cm" draw:transform="rotate (-3.14159265358979) translate (7.281cm 7.1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9;p25" draw:style-name="gr7" draw:text-style-name="P1" draw:layer="layout" svg:width="2.36cm" svg:height="0.005cm" draw:transform="rotate (-3.14159265358979) translate (20.523cm 7.2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9;p25" draw:style-name="gr8" draw:text-style-name="P7" draw:layer="layout" svg:width="2.837cm" svg:height="0.691cm" svg:x="5.871cm" svg:y="12.939cm">
          <text:p text:style-name="P3"><text:span text:style-name="T2">inFree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25" draw:style-name="gr9" draw:text-style-name="P8" draw:layer="layout" svg:width="2.837cm" svg:height="0.608cm" svg:x="15.743cm" svg:y="8.703cm">
          <text:p text:style-name="P3"><text:span text:style-name="T1">free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5" draw:style-name="gr8" draw:text-style-name="P7" draw:layer="layout" svg:width="2.837cm" svg:height="0.691cm" svg:x="8.991cm" svg:y="9.548cm">
          <text:p text:style-name="P3"><text:span text:style-name="T2">CON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25" draw:style-name="gr8" draw:text-style-name="P7" draw:layer="layout" svg:width="2.837cm" svg:height="0.691cm" svg:x="8.991cm" svg:y="10.393cm">
          <text:p text:style-name="P3"><text:span text:style-name="T2">selJMP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5" draw:style-name="gr8" draw:text-style-name="P7" draw:layer="layout" svg:width="2.837cm" svg:height="0.691cm" svg:x="8.991cm" svg:y="11.237cm">
          <text:p text:style-name="P3"><text:span text:style-name="T2">add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5" draw:style-name="gr8" draw:text-style-name="P7" draw:layer="layout" svg:width="2.837cm" svg:height="0.691cm" svg:x="8.991cm" svg:y="12.082cm">
          <text:p text:style-name="P3"><text:span text:style-name="T2">ari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5" draw:style-name="gr8" draw:text-style-name="P7" draw:layer="layout" svg:width="2.837cm" svg:height="0.691cm" svg:x="12.248cm" svg:y="8.702cm">
          <text:p text:style-name="P3"><text:span text:style-name="T2">se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5" draw:style-name="gr8" draw:text-style-name="P7" draw:layer="layout" svg:width="2.837cm" svg:height="0.691cm" svg:x="12.248cm" svg:y="9.547cm">
          <text:p text:style-name="P3"><text:span text:style-name="T2">set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25" draw:style-name="gr8" draw:text-style-name="P7" draw:layer="layout" svg:width="2.837cm" svg:height="0.691cm" svg:x="12.248cm" svg:y="10.391cm">
          <text:p text:style-name="P3"><text:span text:style-name="T2">s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5" draw:style-name="gr8" draw:text-style-name="P7" draw:layer="layout" svg:width="2.837cm" svg:height="0.691cm" svg:x="12.248cm" svg:y="11.236cm">
          <text:p text:style-name="P3"><text:span text:style-name="T2">set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25" draw:style-name="gr8" draw:text-style-name="P7" draw:layer="layout" svg:width="2.837cm" svg:height="0.691cm" svg:x="12.248cm" svg:y="12.081cm">
          <text:p text:style-name="P3"><text:span text:style-name="T2">s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5" draw:style-name="gr9" draw:text-style-name="P8" draw:layer="layout" svg:width="2.837cm" svg:height="0.608cm" svg:x="15.761cm" svg:y="11.236cm">
          <text:p text:style-name="P3"><text:span text:style-name="T1">inv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25" draw:style-name="gr10" draw:text-style-name="P10" draw:layer="layout" svg:width="3.225cm" svg:height="1.101cm" svg:x="10.247cm" svg:y="12.735cm">
          <text:p text:style-name="P9"><text:span text:style-name="T4">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25_0" draw:style-name="gr11" draw:text-style-name="P11" draw:layer="layout" svg:width="2.837cm" svg:height="0.608cm" svg:x="2.343cm" svg:y="9.003cm">
          <text:p text:style-name="P3"><text:span text:style-name="T1">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20:51:12.830941246</meta:creation-date>
    <dc:date>2022-01-03T21:21:58.462154518</dc:date>
    <meta:editing-duration>PT7M7S</meta:editing-duration>
    <meta:editing-cycles>2</meta:editing-cycles>
    <meta:generator>LibreOffice/6.4.7.2$Linux_X86_64 LibreOffice_project/40$Build-2</meta:generator>
    <meta:document-statistic meta:object-count="72"/>
  </office:meta>
</office:document-meta>
</file>